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67cm" fo:min-width="2.789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5cm" fo:min-width="2.737cm" fo:padding-top="0.151cm" fo:padding-bottom="0.151cm" fo:padding-left="0.276cm" fo:padding-right="0.276cm"/>
    </style:style>
    <style:style style:name="gr4" style:family="graphic" style:parent-style-name="standard">
      <style:graphic-properties svg:stroke-width="0.081cm" svg:stroke-color="#000000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="Arrow" draw:marker-start-width="0.321cm" draw:marker-end="Square_20_unfilled" draw:marker-end-width="0.321cm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源ノ角ゴシック JP Bold" fo:font-size="12pt" style:font-name-asian="源ノ角ゴシック JP Bold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源ノ角ゴシック JP Bold" fo:font-size="10pt" style:font-name-asian="源ノ角ゴシック JP Bold" style:font-size-asian="10pt" style:font-size-complex="10pt"/>
    </style:style>
    <style:style style:name="T1" style:family="text">
      <style:text-properties style:font-name="源ノ角ゴシック JP Bold" fo:font-size="12pt" style:font-name-asian="源ノ角ゴシック JP Bold" style:font-size-asian="12pt" style:font-size-complex="12pt"/>
    </style:style>
    <style:style style:name="T2" style:family="text">
      <style:text-properties style:font-name="源ノ角ゴシック JP Bold" fo:font-size="10pt" style:font-name-asian="源ノ角ゴシック JP 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3.289cm" svg:height="1.117cm" svg:x="7.221cm" svg:y="5.2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95cm" svg:height="0.865cm" svg:x="7.742cm" svg:y="5.374cm">
          <draw:text-box>
            <text:p><text:span text:style-name="T1">プロキシ</text:span></text:p>
          </draw:text-box>
        </draw:frame>
        <draw:custom-shape draw:style-name="gr3" draw:text-style-name="P1" xml:id="id3" draw:id="id3" draw:layer="layout" svg:width="3.289cm" svg:height="1.117cm" svg:x="7.221cm" svg:y="8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25cm" svg:height="0.865cm" svg:x="7.342cm" svg:y="8.174cm">
          <draw:text-box>
            <text:p><text:span text:style-name="T1">クライアント</text:span></text:p>
          </draw:text-box>
        </draw:frame>
        <draw:custom-shape draw:style-name="gr3" draw:text-style-name="P1" xml:id="id1" draw:id="id1" draw:layer="layout" svg:width="3.289cm" svg:height="1.117cm" svg:x="7.221cm" svg:y="2.5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68cm" svg:height="0.865cm" svg:x="7.942cm" svg:y="2.674cm">
          <draw:text-box>
            <text:p><text:span text:style-name="T1">サーバ</text:span></text:p>
          </draw:text-box>
        </draw:frame>
        <draw:connector draw:style-name="gr4" draw:text-style-name="P3" draw:layer="layout" svg:x1="8.865cm" svg:y1="3.653cm" svg:x2="8.865cm" svg:y2="5.236cm" draw:start-shape="id1" draw:start-glue-point="2" draw:end-shape="id2" draw:end-glue-point="0" svg:d="M8865 3653v1583" svg:viewBox="0 0 1 1584">
          <text:p/>
        </draw:connector>
        <draw:connector draw:style-name="gr5" draw:text-style-name="P3" draw:layer="layout" svg:x1="8.865cm" svg:y1="3.654cm" svg:x2="8.865cm" svg:y2="5.237cm" svg:d="M8865 3654v1583" svg:viewBox="0 0 1 1584">
          <text:p/>
        </draw:connector>
        <draw:connector draw:style-name="gr4" draw:text-style-name="P3" draw:layer="layout" svg:x1="8.865cm" svg:y1="6.353cm" svg:x2="8.865cm" svg:y2="8.036cm" draw:start-shape="id2" draw:start-glue-point="2" draw:end-shape="id3" draw:end-glue-point="0" svg:d="M8865 6353v1683" svg:viewBox="0 0 1 1684">
          <text:p/>
        </draw:connector>
        <draw:connector draw:style-name="gr4" draw:text-style-name="P3" draw:layer="layout" svg:x1="8.865cm" svg:y1="3.654cm" svg:x2="8.865cm" svg:y2="5.237cm" svg:d="M8865 3654v1583" svg:viewBox="0 0 1 1584">
          <text:p/>
        </draw:connector>
        <draw:frame draw:style-name="gr2" draw:text-style-name="P5" draw:layer="layout" svg:width="5.76cm" svg:height="1.267cm" svg:x="9.569cm" svg:y="6.585cm">
          <draw:text-box>
            <text:p text:style-name="P4"><text:span text:style-name="T2">クライアントに対するプロキシは</text:span></text:p>
            <text:p text:style-name="P4"><text:span text:style-name="T2">サーバとして振る舞う</text:span></text:p>
          </draw:text-box>
        </draw:frame>
        <draw:frame draw:style-name="gr2" draw:text-style-name="P5" draw:layer="layout" svg:width="5.049cm" svg:height="1.267cm" svg:x="9.402cm" svg:y="3.874cm">
          <draw:text-box>
            <text:p text:style-name="P4"><text:span text:style-name="T2">サーバに対するプロキシは</text:span></text:p>
            <text:p text:style-name="P4"><text:span text:style-name="T2">クライアントとして振る舞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Square_20_unfilled" draw:display-name="Square unfilled" svg:viewBox="0 0 300 300" svg:d="M0 0h300v300h-300zM20 20h260v260h-26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12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01:51:51.618000000</meta:creation-date>
    <dc:date>2017-08-08T02:00:45.656000000</dc:date>
    <meta:editing-duration>PT8M54S</meta:editing-duration>
    <meta:editing-cycles>1</meta:editing-cycles>
    <meta:document-statistic meta:object-count="12"/>
    <meta:generator>LibreOffice/5.0.4.2$Windows_x86 LibreOffice_project/2b9802c1994aa0b7dc6079e128979269cf95bc78</meta:generator>
  </office:meta>
</office:document-meta>
</file>